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e205" officeooo:paragraph-rsid="001be205"/>
    </style:style>
    <style:style style:name="P2" style:family="paragraph" style:parent-style-name="Standard">
      <style:text-properties officeooo:rsid="001be205" officeooo:paragraph-rsid="001d20c4"/>
    </style:style>
    <style:style style:name="P3" style:family="paragraph" style:parent-style-name="Standard">
      <style:text-properties officeooo:rsid="001d20c4" officeooo:paragraph-rsid="001d20c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ils g model Agressor nome:string latitude:float longitude:float</text:p>
      <text:p text:style-name="P1"/>
      <text:p text:style-name="P1">rails <text:a xlink:type="simple" xlink:href="db:migrate" text:style-name="Internet_20_link" text:visited-style-name="Visited_20_Internet_20_Link">db:migrate</text:a></text:p>
      <text:p text:style-name="P1"/>
      <text:p text:style-name="P1"><text:s/>rails g model Vitima nome:string latitude:float longitude:float agressor:belongs_to</text:p>
      <text:p text:style-name="P1"/>
      <text:p text:style-name="P1">rails <text:a xlink:type="simple" xlink:href="db:migrate" text:style-name="Internet_20_link" text:visited-style-name="Visited_20_Internet_20_Link">db:migrate</text:a></text:p>
      <text:p text:style-name="P1"/>
      <text:p text:style-name="P1">rails c</text:p>
      <text:p text:style-name="P1"/>
      <text:p text:style-name="P1">rails g controller Api::V1::PosicaoAgressor</text:p>
      <text:p text:style-name="P1"/>
      <text:p text:style-name="P1">rails routes</text:p>
      <text:p text:style-name="P1"/>
      <text:p text:style-name="P1">curl -i -X POST '{"id":"1", "latitude":"74.4568", "longitude":"77.9865"}' "http://localhost:3000/api/v1/"</text:p>
      <text:p text:style-name="P1"/>
      <text:p text:style-name="P1">curl -H "Content-Type: application/json" -X POST -i -d '{"id":"1", "latitude":"-17.4568", "longitude":"-7.9865"}' "<text:a xlink:type="simple" xlink:href="http://localhost:3000/api/v1/agressors/nova_posicao" text:style-name="Internet_20_link" text:visited-style-name="Visited_20_Internet_20_Link">http://localhost:3000/api/v1/agressors/nova_posicao</text:a>"</text:p>
      <text:p text:style-name="P1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30T19:11:25.668352362</meta:creation-date>
    <dc:date>2018-09-30T22:35:54.534289458</dc:date>
    <meta:editing-duration>PT1H23M37S</meta:editing-duration>
    <meta:editing-cycles>2</meta:editing-cycles>
    <meta:generator>LibreOffice/6.0.3.2$Linux_X86_64 LibreOffice_project/00m0$Build-2</meta:generator>
    <meta:document-statistic meta:table-count="0" meta:image-count="0" meta:object-count="0" meta:page-count="1" meta:paragraph-count="9" meta:word-count="47" meta:character-count="515" meta:non-whitespace-character-count="476"/>
  </office:meta>
</office:document-meta>
</file>